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paragraph-rsid="001837a7"/>
    </style:style>
    <style:style style:name="P2" style:family="paragraph" style:parent-style-name="Standard">
      <style:paragraph-properties fo:margin-left="1cm" fo:margin-right="0cm" fo:text-indent="0cm" style:auto-text-indent="false"/>
      <style:text-properties officeooo:rsid="0027bb88" officeooo:paragraph-rsid="0027bb88"/>
    </style:style>
    <style:style style:name="P3" style:family="paragraph" style:parent-style-name="Standard">
      <style:paragraph-properties fo:margin-left="1cm" fo:margin-right="0cm" fo:text-indent="0cm" style:auto-text-indent="false"/>
      <style:text-properties officeooo:paragraph-rsid="0027bb88"/>
    </style:style>
    <style:style style:name="P4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paragraph-rsid="001837a7"/>
    </style:style>
    <style:style style:name="P5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rsid="0027bb88" officeooo:paragraph-rsid="0027bb88"/>
    </style:style>
    <style:style style:name="P6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paragraph-rsid="0027bb88"/>
    </style:style>
    <style:style style:name="P7" style:family="paragraph" style:parent-style-name="Standard" style:list-style-name="L1">
      <style:text-properties officeooo:paragraph-rsid="0027bb88"/>
    </style:style>
    <style:style style:name="P8" style:family="paragraph" style:parent-style-name="Standard" style:list-style-name="L1" style:master-page-name="">
      <style:paragraph-properties style:page-number="auto"/>
      <style:text-properties officeooo:paragraph-rsid="001837a7"/>
    </style:style>
    <style:style style:name="P9" style:family="paragraph" style:parent-style-name="Header">
      <style:text-properties officeooo:rsid="0027bb88" officeooo:paragraph-rsid="0027bb88"/>
    </style:style>
    <style:style style:name="T1" style:family="text">
      <style:text-properties officeooo:rsid="0027bb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ctivités - Domaine d'activité (premier élément)" text:name="py3o.activity_companydatas.first.activity_id"/>
        <text:user-field-decl office:value-type="string" office:string-value="Activités - Nom commercial (premier élément)" text:name="py3o.activity_companydatas.first.name"/>
        <text:user-field-decl office:value-type="string" office:string-value="Activités - Titre de l'activité (premier élément)" text:name="py3o.activity_companydatas.first.title"/>
        <text:user-field-decl office:value-type="string" office:string-value="Activités - Site internet (premier élément)" text:name="py3o.activity_companydatas.first.website"/>
        <text:user-field-decl office:value-type="string" office:string-value="Activités - Domaine d'activité (dernier élément)" text:name="py3o.activity_companydatas.last.activity_id"/>
        <text:user-field-decl office:value-type="string" office:string-value="Activités - Nom commercial (dernier élément)" text:name="py3o.activity_companydatas.last.name"/>
        <text:user-field-decl office:value-type="string" office:string-value="Activités - Titre de l'activité (dernier élément)" text:name="py3o.activity_companydatas.last.title"/>
        <text:user-field-decl office:value-type="string" office:string-value="Activités - Site internet (dernier élément)" text:name="py3o.activity_companydatas.last.website"/>
        <text:user-field-decl office:value-type="string" office:string-value="PCS - Libellé" text:name="py3o.activity_pcs.label"/>
        <text:user-field-decl office:value-type="string" office:string-value="PCS" text:name="py3o.activity_pcs_id"/>
        <text:user-field-decl office:value-type="string" office:string-value="Typologie des métiers/secteurs d'activités - Libellé" text:name="py3o.activity_typologie.label"/>
        <text:user-field-decl office:value-type="string" office:string-value="Typologie des métiers/secteurs d'activités" text:name="py3o.activity_typologie_id"/>
        <text:user-field-decl office:value-type="string" office:string-value="Adresse" text:name="py3o.coordonnees_address"/>
        <text:user-field-decl office:value-type="string" office:string-value="Date de naissance" text:name="py3o.coordonnees_birthday"/>
        <text:user-field-decl office:value-type="string" office:string-value="Lieu de naissance" text:name="py3o.coordonnees_birthplace"/>
        <text:user-field-decl office:value-type="string" office:string-value="Code postal" text:name="py3o.coordonnees_birthplace_zipcode"/>
        <text:user-field-decl office:value-type="string" office:string-value="Nombre d'enfants" text:name="py3o.coordonnees_children"/>
        <text:user-field-decl office:value-type="string" office:string-value="Ville" text:name="py3o.coordonnees_city"/>
        <text:user-field-decl office:value-type="string" office:string-value="Civilité" text:name="py3o.coordonnees_civilite"/>
        <text:user-field-decl office:value-type="string" office:string-value="E-mail 1" text:name="py3o.coordonnees_email1"/>
        <text:user-field-decl office:value-type="string" office:string-value="E-mail 2" text:name="py3o.coordonnees_email2"/>
        <text:user-field-decl office:value-type="string" office:string-value="Contact urgent : Nom" text:name="py3o.coordonnees_emergency_name"/>
        <text:user-field-decl office:value-type="string" office:string-value="Contact urgent : Téléphone" text:name="py3o.coordonnees_emergency_phone"/>
        <text:user-field-decl office:value-type="string" office:string-value="Situation de famille" text:name="py3o.coordonnees_family_status"/>
        <text:user-field-decl office:value-type="string" office:string-value="Prénom" text:name="py3o.coordonnees_firstname"/>
        <text:user-field-decl office:value-type="string" office:string-value="Identifiant interne" text:name="py3o.coordonnees_identifiant_interne"/>
        <text:user-field-decl office:value-type="string" office:string-value="Nom de jeune fille" text:name="py3o.coordonnees_ladies_lastname"/>
        <text:user-field-decl office:value-type="string" office:string-value="Nom" text:name="py3o.coordonnees_lastname"/>
        <text:user-field-decl office:value-type="string" office:string-value="Tél. mobile" text:name="py3o.coordonnees_mobile"/>
        <text:user-field-decl office:value-type="string" office:string-value="Nationalité" text:name="py3o.coordonnees_nationality"/>
        <text:user-field-decl office:value-type="string" office:string-value="Carte de séjour (fin de validité)" text:name="py3o.coordonnees_resident"/>
        <text:user-field-decl office:value-type="string" office:string-value="Numéro de sécurité sociale" text:name="py3o.coordonnees_secu"/>
        <text:user-field-decl office:value-type="string" office:string-value="Sexe" text:name="py3o.coordonnees_sex"/>
        <text:user-field-decl office:value-type="string" office:string-value="Niveau d'études - Libellé" text:name="py3o.coordonnees_study_level.label"/>
        <text:user-field-decl office:value-type="string" office:string-value="Niveau d'études" text:name="py3o.coordonnees_study_level_id"/>
        <text:user-field-decl office:value-type="string" office:string-value="Tél. fixe" text:name="py3o.coordonnees_tel"/>
        <text:user-field-decl office:value-type="string" office:string-value="Code postal" text:name="py3o.coordonnees_zipcode"/>
        <text:user-field-decl office:value-type="string" office:string-value="Zone d'habitation - Libellé" text:name="py3o.coordonnees_zone.label"/>
        <text:user-field-decl office:value-type="string" office:string-value="Zone d'habitation" text:name="py3o.coordonnees_zone_id"/>
        <text:user-field-decl office:value-type="string" office:string-value="Qualification de la zone d'habitation - Libellé" text:name="py3o.coordonnees_zone_qual.label"/>
        <text:user-field-decl office:value-type="string" office:string-value="Qualification de la zone d'habitation" text:name="py3o.coordonnees_zone_qual_id"/>
        <text:user-field-decl office:value-type="string" office:string-value="Créé(e) le" text:name="py3o.created_at"/>
        <text:user-field-decl office:value-type="string" office:string-value="Identifiant Autonomie" text:name="py3o.id"/>
        <text:user-field-decl office:value-type="string" office:string-value="Nom" text:name="py3o.name"/>
        <text:user-field-decl office:value-type="string" office:string-value="Avenants au contrat de travail - Date d'effet (premier élément)" text:name="py3o.parcours_contract_history.first.date"/>
        <text:user-field-decl office:value-type="string" office:string-value="Avenants au contrat de travail - Numéro (premier élément)" text:name="py3o.parcours_contract_history.first.number"/>
        <text:user-field-decl office:value-type="string" office:string-value="Avenants au contrat de travail - Date d'effet (dernier élément)" text:name="py3o.parcours_contract_history.last.date"/>
        <text:user-field-decl office:value-type="string" office:string-value="Avenants au contrat de travail - Numéro (dernier élément)" text:name="py3o.parcours_contract_history.last.number"/>
        <text:user-field-decl office:value-type="string" office:string-value="Type de contrat" text:name="py3o.parcours_contract_type"/>
        <text:user-field-decl office:value-type="string" office:string-value="Date convention CAPE - Date de la convention (premier élément)" text:name="py3o.parcours_convention_cape.first.date"/>
        <text:user-field-decl office:value-type="string" office:string-value="Date convention CAPE - Date de fin de la convention (premier élément)" text:name="py3o.parcours_convention_cape.first.end_date"/>
        <text:user-field-decl office:value-type="string" office:string-value="Date convention CAPE - Date de la convention (dernier élément)" text:name="py3o.parcours_convention_cape.last.date"/>
        <text:user-field-decl office:value-type="string" office:string-value="Date convention CAPE - Date de fin de la convention (dernier élément)" text:name="py3o.parcours_convention_cape.last.end_date"/>
        <text:user-field-decl office:value-type="string" office:string-value="Date diagnostic - Date du diagnostic (premier élément)" text:name="py3o.parcours_date_diagnostic.first.date"/>
        <text:user-field-decl office:value-type="string" office:string-value="Date diagnostic - Date du diagnostic (dernier élément)" text:name="py3o.parcours_date_diagnostic.last.date"/>
        <text:user-field-decl office:value-type="string" office:string-value="Date info coll" text:name="py3o.parcours_date_info_coll"/>
        <text:user-field-decl office:value-type="string" office:string-value="Date DPAE - Date de la DPAE (premier élément)" text:name="py3o.parcours_dpae.first.date"/>
        <text:user-field-decl office:value-type="string" office:string-value="Date DPAE - Date de la DPAE (dernier élément)" text:name="py3o.parcours_dpae.last.date"/>
        <text:user-field-decl office:value-type="string" office:string-value="Qualité du salarié - Libellé" text:name="py3o.parcours_employee_quality.label"/>
        <text:user-field-decl office:value-type="string" office:string-value="Qualité du salarié" text:name="py3o.parcours_employee_quality_id"/>
        <text:user-field-decl office:value-type="string" office:string-value="Date de fin de contrat" text:name="py3o.parcours_end_date"/>
        <text:user-field-decl office:value-type="string" office:string-value="Objectifs" text:name="py3o.parcours_goals"/>
        <text:user-field-decl office:value-type="string" office:string-value="Date de la visite médicale" text:name="py3o.parcours_medical_visit"/>
        <text:user-field-decl office:value-type="string" office:string-value="Date limite" text:name="py3o.parcours_medical_visit_limit"/>
        <text:user-field-decl office:value-type="string" office:string-value="Motif de non admission en CAE - Libellé" text:name="py3o.parcours_non_admission.label"/>
        <text:user-field-decl office:value-type="string" office:string-value="Motif de non admission en CAE" text:name="py3o.parcours_non_admission_id"/>
        <text:user-field-decl office:value-type="string" office:string-value="Nombre d'heures" text:name="py3o.parcours_num_hours"/>
        <text:user-field-decl office:value-type="string" office:string-value="Prescripteur - Libellé" text:name="py3o.parcours_prescripteur.label"/>
        <text:user-field-decl office:value-type="string" office:string-value="Prescripteur" text:name="py3o.parcours_prescripteur_id"/>
        <text:user-field-decl office:value-type="string" office:string-value="Nom du prescripteur" text:name="py3o.parcours_prescripteur_name"/>
        <text:user-field-decl office:value-type="string" office:string-value="Salaire brut" text:name="py3o.parcours_salary"/>
        <text:user-field-decl office:value-type="string" office:string-value="Salaire en lettres" text:name="py3o.parcours_salary_letters"/>
        <text:user-field-decl office:value-type="string" office:string-value="Date de début de contrat" text:name="py3o.parcours_start_date"/>
        <text:user-field-decl office:value-type="string" office:string-value="Aptitude - Libellé" text:name="py3o.parcours_status.label"/>
        <text:user-field-decl office:value-type="string" office:string-value="Aptitude" text:name="py3o.parcours_status_id"/>
        <text:user-field-decl office:value-type="string" office:string-value="Taux horaire" text:name="py3o.parcours_taux_horaire"/>
        <text:user-field-decl office:value-type="string" office:string-value="Taux horaire (en lettres)" text:name="py3o.parcours_taux_horaire_letters"/>
        <text:user-field-decl office:value-type="string" office:string-value="Antenne de rattachement - Libellé" text:name="py3o.situation_antenne.label"/>
        <text:user-field-decl office:value-type="string" office:string-value="Antenne de rattachement" text:name="py3o.situation_antenne_id"/>
        <text:user-field-decl office:value-type="string" office:string-value="Conseiller - Compte tiers pour note de dépense" text:name="py3o.situation_follower.compte_tiers"/>
        <text:user-field-decl office:value-type="string" office:string-value="Conseiller - Adresse e-mail" text:name="py3o.situation_follower.email"/>
        <text:user-field-decl office:value-type="string" office:string-value="Conseiller - Prénom" text:name="py3o.situation_follower.firstname"/>
        <text:user-field-decl office:value-type="string" office:string-value="Conseiller - Nom" text:name="py3o.situation_follower.lastname"/>
        <text:user-field-decl office:value-type="string" office:string-value="Conseiller - Identifiant" text:name="py3o.situation_follower.login"/>
        <text:user-field-decl office:value-type="string" office:string-value="Accompagnateur" text:name="py3o.situation_follower_id"/>
        <text:user-field-decl office:value-type="string" office:string-value="Situation dans la CAE - Donne droit à un compte Autonomie" text:name="py3o.situation_situation.is_integration"/>
        <text:user-field-decl office:value-type="string" office:string-value="Situation dans la CAE - Libellé" text:name="py3o.situation_situation.label"/>
        <text:user-field-decl office:value-type="string" office:string-value="Situation actuelle dans la CAE" text:name="py3o.situation_situation_id"/>
        <text:user-field-decl office:value-type="string" office:string-value="Date d'entrée au sociétariat" text:name="py3o.situation_societariat_entrance"/>
        <text:user-field-decl office:value-type="string" office:string-value="Date de sortie" text:name="py3o.sortie_date"/>
        <text:user-field-decl office:value-type="string" office:string-value="Motif de sortie - Libellé" text:name="py3o.sortie_motif.label"/>
        <text:user-field-decl office:value-type="string" office:string-value="Motif de sortie" text:name="py3o.sortie_motif_id"/>
        <text:user-field-decl office:value-type="string" office:string-value="Type de sortie - Libellé" text:name="py3o.sortie_type.label"/>
        <text:user-field-decl office:value-type="string" office:string-value="Type de sortie" text:name="py3o.sortie_type_id"/>
        <text:user-field-decl office:value-type="string" office:string-value="Date de fin de droit" text:name="py3o.statut_end_rights_date"/>
        <text:user-field-decl office:value-type="string" office:string-value="Activité externe - Salaire brut (premier élément)" text:name="py3o.statut_external_activity.first.brut_salary"/>
        <text:user-field-decl office:value-type="string" office:string-value="Activité externe - Visite autre employeur (premier élément)" text:name="py3o.statut_external_activity.first.employer_visited"/>
        <text:user-field-decl office:value-type="string" office:string-value="Activité externe - Nombre d'heures (premier élément)" text:name="py3o.statut_external_activity.first.hours"/>
        <text:user-field-decl office:value-type="string" office:string-value="Activité externe - Type de contrat (premier élément)" text:name="py3o.statut_external_activity.first.type"/>
        <text:user-field-decl office:value-type="string" office:string-value="Activité externe - Salaire brut (dernier élément)" text:name="py3o.statut_external_activity.last.brut_salary"/>
        <text:user-field-decl office:value-type="string" office:string-value="Activité externe - Visite autre employeur (dernier élément)" text:name="py3o.statut_external_activity.last.employer_visited"/>
        <text:user-field-decl office:value-type="string" office:string-value="Activité externe - Nombre d'heures (dernier élément)" text:name="py3o.statut_external_activity.last.hours"/>
        <text:user-field-decl office:value-type="string" office:string-value="Activité externe - Type de contrat (dernier élément)" text:name="py3o.statut_external_activity.last.type"/>
        <text:user-field-decl office:value-type="string" office:string-value="Allocation adulte handicapé - échéance (expiration)" text:name="py3o.statut_handicap_allocation_expiration"/>
        <text:user-field-decl office:value-type="string" office:string-value="Statut social à l'entrée - Libellé" text:name="py3o.statut_social_status.label"/>
        <text:user-field-decl office:value-type="string" office:string-value="Statut social à l'entrée" text:name="py3o.statut_social_status_id"/>
        <text:user-field-decl office:value-type="string" office:string-value="Statut social actuel - Libellé" text:name="py3o.statut_social_status_today.label"/>
        <text:user-field-decl office:value-type="string" office:string-value="Statut social actuel" text:name="py3o.statut_social_status_today_id"/>
        <text:user-field-decl office:value-type="string" office:string-value="Mis(e) à jour le" text:name="py3o.updated_at"/>
      </text:user-field-decls>
      <text:p text:style-name="P5">MA CAE </text:p>
      <text:p text:style-name="P2">14 rue Vieille</text:p>
      <text:p text:style-name="P2">23 200 Aubusson</text:p>
      <text:p text:style-name="P2"/>
      <text:p text:style-name="P2"><text:tab/><text:tab/><text:tab/><text:tab/><text:tab/><text:tab/><text:tab/><text:tab/><text:tab/><text:user-field-get text:name="py3o.coordonnees_civilite">Civilité</text:user-field-get> <text:user-field-get text:name="py3o.coordonnees_lastname">Nom</text:user-field-get> <text:user-field-get text:name="py3o.coordonnees_firstname">Prénom</text:user-field-get> </text:p>
      <text:p text:style-name="P2"><text:tab/><text:tab/><text:tab/><text:tab/><text:tab/><text:tab/><text:tab/><text:tab/><text:tab/><text:user-field-get text:name="py3o.coordonnees_address">Adresse</text:user-field-get> </text:p>
      <text:p text:style-name="P3"><text:span text:style-name="T1"><text:tab/><text:tab/><text:tab/><text:tab/><text:tab/><text:tab/><text:tab/><text:tab/><text:tab/></text:span><text:span text:style-name="T1"><text:user-field-get text:name="py3o.coordonnees_birthplace_zipcode">Code postal</text:user-field-get></text:span><text:span text:style-name="T1"> </text:span><text:span text:style-name="T1"><text:user-field-get text:name="py3o.coordonnees_city">Ville</text:user-field-get></text:span><text:span text:style-name="T1"> <text:tab/><text:tab/><text:tab/><text:tab/></text:span></text:p>
      <text:p text:style-name="P3"><text:span text:style-name="T1">Bonjour </text:span><text:user-field-get text:name="py3o.coordonnees_civilite">Civilité</text:user-field-get> <text:user-field-get text:name="py3o.coordonnees_lastname">Nom</text:user-field-get>,</text:p>
      <text:p text:style-name="P3"/>
      <text:p text:style-name="P2">Votre CAE vous informe que nous disposons actuellement des informations de contact suivantes :</text:p>
      <text:p text:style-name="P2">Téléphone portable : <text:user-field-get text:name="py3o.coordonnees_mobile">Tél. mobile</text:user-field-get> </text:p>
      <text:p text:style-name="P2">Téléphone fixe : <text:user-field-get text:name="py3o.coordonnees_tel">Tél. fixe</text:user-field-get> </text:p>
      <text:p text:style-name="P6"><text:span text:style-name="T1">E-mail :</text:span></text:p>
      <text:list xml:id="list1548538075" text:style-name="L1">
        <text:list-item>
          <text:p text:style-name="P7"><text:user-field-get text:name="py3o.coordonnees_email1">E-mail 1</text:user-field-get> </text:p>
        </text:list-item>
        <text:list-item>
          <text:p text:style-name="P8"><text:user-field-get text:name="py3o.coordonnees_email2">E-mail 2</text:user-field-get> </text:p>
        </text:list-item>
      </text:list>
      <text:p text:style-name="P1"><text:s/></text:p>
      <text:p text:style-name="P2">Ces informations sont-elles à jour ?</text:p>
      <text:p text:style-name="P2"/>
      <text:p text:style-name="P2">Rappel : Votre dernière visite médicale date du <text:user-field-get text:name="py3o.parcours_medical_visit">Date de la visite médicale</text:user-field-get>, vous devrez y retourner avant le <text:user-field-get text:name="py3o.parcours_medical_visit_limit">Date limite</text:user-field-get>.</text:p>
      <text:p text:style-name="P2"/>
      <text:p text:style-name="P2"><text:tab/><text:tab/><text:tab/><text:tab/><text:tab/><text:tab/>Dans l’attente de vous lire.</text:p>
      <text:p text:style-name="P2"><text:tab/><text:tab/><text:tab/><text:tab/><text:tab/><text:tab/><text:user-field-get text:name="py3o.situation_follower.lastname">Conseiller - Nom</text:user-field-get> <text:user-field-get text:name="py3o.situation_follower.firstname">Conseiller - Prénom</text:user-field-get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bb88" officeooo:paragraph-rsid="0027bb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0:27:05.790687555</meta:creation-date>
    <meta:editing-duration>PT30M23S</meta:editing-duration>
    <meta:editing-cycles>2</meta:editing-cycles>
    <meta:generator>LibreOffice/5.3.7.2.0$Linux_X86_64 LibreOffice_project/30$Build-2</meta:generator>
    <meta:initial-creator>gas </meta:initial-creator>
    <dc:date>2017-12-13T12:25:26.784507458</dc:date>
    <dc:creator>gas </dc:creator>
    <meta:document-statistic meta:table-count="0" meta:image-count="0" meta:object-count="0" meta:page-count="1" meta:paragraph-count="18" meta:word-count="88" meta:character-count="550" meta:non-whitespace-character-count="429"/>
  </office:meta>
</office:document-meta>
</file>